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text-properties fo:font-style="normal" style:font-style-asian="normal" style:font-style-complex="normal"/>
    </style:style>
    <style:style style:name="P5" style:family="paragraph" style:parent-style-name="Text_20_body">
      <style:text-properties fo:font-style="italic" style:font-style-asian="italic" style:font-style-complex="italic"/>
    </style:style>
    <style:style style:name="P6" style:family="paragraph" style:parent-style-name="Text_20_body" style:list-style-name="L3">
      <style:text-properties fo:font-style="italic" style:font-style-asian="italic" style:font-style-complex="italic"/>
    </style:style>
    <style:style style:name="P7" style:family="paragraph" style:parent-style-name="Text_20_body" style:list-style-name="L4">
      <style:text-properties fo:font-style="italic" style:font-style-asian="italic" style:font-style-complex="italic"/>
    </style:style>
    <style:style style:name="P8" style:family="paragraph" style:parent-style-name="Text_20_body" style:list-style-name="L5">
      <style:text-properties fo:font-style="italic" style:font-style-asian="italic" style:font-style-complex="italic"/>
    </style:style>
    <style:style style:name="P9" style:family="paragraph" style:parent-style-name="Text_20_body" style:list-style-name="L6">
      <style:text-properties fo:font-style="italic" style:font-style-asian="italic" style:font-style-complex="italic"/>
    </style:style>
    <style:style style:name="P10" style:family="paragraph" style:parent-style-name="Text_20_body" style:list-style-name="L7">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ID Packet Parser Documentation</text:h>
      <text:p text:style-name="Standard"/>
      <text:p text:style-name="Standard">This document describes how Mixxx 1.11 javascript implementation of HID packet parsers works. Our goal is to help mapping writers undrstand why and how things happen.</text:p>
      <text:p text:style-name="Standard"/>
      <text:p text:style-name="Standard">As usual, this document is just a draft and needs more content.</text:p>
      <text:p text:style-name="Standard"/>
      <text:p text:style-name="Standard">For details about HID data formats and concepts, please read details from following web page:</text:p>
      <text:p text:style-name="Standard"/>
      <text:p text:style-name="Standard"><text:a xlink:type="simple" xlink:href="http://www.usb.org/developers/hidpage">http://www.usb.org/developers/hidpage</text:a></text:p>
      <text:p text:style-name="Standard"/>
      <text:p text:style-name="Standard">Also please remember that javascript does <text:span text:style-name="T2">not have classes: you can write functions which look like classes in other languages, with member functions and private attributes, but they are not classes.</text:span></text:p>
      <text:p text:style-name="Standard"><text:span text:style-name="T2"/></text:p>
      <text:p text:style-name="Standard"><text:span text:style-name="T2">To help bashing the myth of javascript classes, we call all these prototypes below as functions.</text:span></text:p>
      <text:h text:style-name="Heading_20_2" text:outline-level="2">Short HID Format Summary</text:h>
      <text:p text:style-name="Text_20_body">When working with HID, forget anything you have learned about MIDI. Unlike MIDI, HID sends <text:span text:style-name="T1">data packets</text:span><text:span text:style-name="T2"> with size anything from 1 byte to </text:span><text:span text:style-name="T1">maximum value allowed by standard (check from specs what it is), </text:span><text:span text:style-name="T2">and similarly arbitrary size HID packets can be sent to devices.</text:span></text:p>
      <text:p text:style-name="Text_20_body"><text:span text:style-name="T2">In HID, each input and output packet usually contains information for multiple fields: for example, a HID keyboard sends 1 byte keycode for 6 different pressed keys simultaneously with three byte header with values 0x1,0x0,0x0 in the header, so total packet size is 9 bytes. Similarly, on a typical HID controller, you will receive a packet with multiple control values and send data for multiple output controls (LEDs, text fields etc) in one larger packet.</text:span></text:p>
      <text:p text:style-name="Text_20_body"><text:span text:style-name="T2">The HID standard has concept of </text:span><text:span text:style-name="T1">HID usage page</text:span><text:span text:style-name="T2">, which contains descriptions of each byte in input and output packets. Unfortunately it's not mandatory to provide these packets, and typical DJ controller does not provide these packets. Thus, we must parse our own HID packets in mixxx.</text:span></text:p>
      <text:p text:style-name="Text_20_body"><text:span text:style-name="T2">Unlike MIDI data, HID can contain multiple byte values for single field: for example, most HID controllers send fader details in a 2 byte (</text:span><text:span text:style-name="T1">short)</text:span><text:span text:style-name="T2"> numeric field, not necessarily using whole range of values. As an example, Pioneer CDJ pitch fader has value range -1000 to 1000, expressed with two bytes. Another example of complex HID packet fields is the output packet for Pioneer CDJ devices, which sends the </text:span><text:span text:style-name="T1">waveform display </text:span><text:span text:style-name="T2">in one packet to the device: the packet size is hundreds of bytes.</text:span></text:p>
      <text:h text:style-name="Heading_20_2" text:outline-level="2"><text:span text:style-name="T2">Supported </text:span><text:span text:style-name="T1">HID input</text:span><text:span text:style-name="T2"> field types</text:span></text:h>
      <text:p text:style-name="Text_20_body"><text:span text:style-name="T2">The current mixxx javascript implementation for HID input packets supports following types of fields in the parser:</text:span></text:p>
      <text:list xml:id="list2071249753" text:style-name="L1">
        <text:list-item>
          <text:p text:style-name="P2"><text:span text:style-name="T2">One byte signed or unsigned numeric value (packing codes </text:span><text:span text:style-name="T1">b</text:span><text:span text:style-name="T2"> and </text:span><text:span text:style-name="T1">B</text:span><text:span text:style-name="T2">)</text:span></text:p>
        </text:list-item>
        <text:list-item>
          <text:p text:style-name="P2"><text:span text:style-name="T2">Two byte signed and unsgined numeric value (packing codes </text:span><text:span text:style-name="T1">h </text:span><text:span text:style-name="T2">and </text:span><text:span text:style-name="T1">H</text:span><text:span text:style-name="T2">)</text:span></text:p>
        </text:list-item>
        <text:list-item>
          <text:p text:style-name="P2"><text:span text:style-name="T2">Four byte signed and unsigned numeric value (packing codes </text:span><text:span text:style-name="T1">i and I)</text:span></text:p>
        </text:list-item>
        <text:list-item>
          <text:p text:style-name="P4">Parsing of <text:span text:style-name="T1">bit mask </text:span>fields from one packet of above sizes</text:p>
        </text:list-item>
      </text:list>
      <text:p text:style-name="P3">The bit mask fields are implemented as normal numeric value field, which has type <text:span text:style-name="T1">bitvector</text:span> and which has value of internal class <text:span text:style-name="T1">HIDBitVector</text:span>. Any bit mask size from 1 to number of bytes in the <text:soft-page-break/>field is supported, but usually you want to address one bit for input button toggles.</text:p>
      <text:p text:style-name="P3">Note that you can't choose the endianess of the packing in current code. Also note the javascript numbers implementation for bit arithmetic limits the size of one field to 32 bits.</text:p>
      <text:h text:style-name="Heading_20_2" text:outline-level="2"><text:span text:style-name="T2">Supported</text:span> HID output <text:span text:style-name="T2">field types</text:span></text:h>
      <text:p text:style-name="Text_20_body"><text:span text:style-name="T2">For HID packet output, I could not bother writing any other types of output fields than bit masked bits in one byte size packets and sending of one byte numeric values, signed or unsigned: main reason I did not implement other types of fields yet is that I don't have any devices which need this. It is easy to add other packing formats, when required. Longer fields than one byte for output need to be constructed by script writer for now.</text:span></text:p>
      <text:h text:style-name="Heading_20_2" text:outline-level="2"><text:span text:style-name="T2">Packet signature</text:span></text:h>
      <text:p text:style-name="Text_20_body"><text:span text:style-name="T2">Each HID packet has following attributes:</text:span></text:p>
      <text:list xml:id="list1539483513" text:style-name="L4">
        <text:list-item>
          <text:p text:style-name="P7">Packet name<text:span text:style-name="T2"> is used to refer to the packets from javascript and are not sent to controller. In most cases, the device sends one </text:span>control input status<text:span text:style-name="T2"> packet to indicate state of buttons and controls, and this packet should be named </text:span>control <text:span text:style-name="T2">to allow the parser automatically parse it.</text:span></text:p>
        </text:list-item>
        <text:list-item>
          <text:p text:style-name="P7">Packet header<text:span text:style-name="T2"> can contain static bytes in the beginning of the packet. This is completely dependent on the controller, for example Pioneer CDJ control packet does not have any header, but output packets have 1-4 byte prefixes. The header is given as javascript array, or empty array if no header bytes are set. The header bytes are always sent in the packet and the received packets are recognized by the header signature.</text:span></text:p>
        </text:list-item>
        <text:list-item>
          <text:p text:style-name="P7"><text:span text:style-name="T2">Optional </text:span>packet callback <text:span text:style-name="T2">function can be registered in packet declaration for input packets. If a packet callback is defined and the packet is received, the packet is sent to the callback function after field values are parsed, without calling any packet field parsing functions.</text:span></text:p>
        </text:list-item>
      </text:list>
      <text:p text:style-name="P5"><text:span text:style-name="T2">Internally, each packet registers the packet fields following</text:span> <text:span text:style-name="T2">mixxx naming conventions, i.e. each field must have a </text:span>group<text:span text:style-name="T2"> and </text:span>name. <text:span text:style-name="T2">The group and name don't need to be valid mixxx controls, but if the group is valid mixxx control group, we try to automate mapping the field to mixxx controls.</text:span></text:p>
      <text:h text:style-name="Heading_20_2" text:outline-level="2"><text:span text:style-name="T2">Packet Field packing and unpacking</text:span></text:h>
      <text:p text:style-name="Text_20_body"><text:span text:style-name="T2">Since HID controller packet fields can be larger than one byte, I thought it good idea to implement field description based on following details:</text:span></text:p>
      <text:list xml:id="list769860422" text:style-name="L3">
        <text:list-item>
          <text:p text:style-name="P6">Group <text:span text:style-name="T2">defines the group name <text:s/>for the field. The group can be any string, but if it matches a valid mixxx control group name, it is possible to map a field to a control or output without any additional code. See recommendations for custom group naming later in the document to undestand some HIDController specific goodies.</text:span></text:p>
        </text:list-item>
        <text:list-item>
          <text:p text:style-name="P6">Name<text:span text:style-name="T2"> is the control name for the field. The name can be any string, but if it matches a valid mixxx control name in the group defined for field, the system attempts to attach it directly to the correct field. Together </text:span>group <text:span text:style-name="T2">and</text:span> name <text:span text:style-name="T2">form ID for the field (group.name).</text:span></text:p>
        </text:list-item>
        <text:list-item>
          <text:p text:style-name="P6">Offset <text:span text:style-name="T2">defines field's offset from the start of the packet. For example, with 2 byte header, first field in packet must have offset of 2, and if the first field was packing h or H (a 2 byte short integer), second field should have offset 4.</text:span></text:p>
        </text:list-item>
        <text:list-item>
          <text:p text:style-name="P6">Pack<text:span text:style-name="T2"> is one of the field packing types mentioned above. Purpose of this is to allow script writer to receive or send the correct numeric values for a field, not bothering with end of </text:span><text:soft-page-break/><text:span text:style-name="T2">field or parsing the received value itself</text:span></text:p>
        </text:list-item>
        <text:list-item>
          <text:p text:style-name="P6">Bitmask <text:span text:style-name="T2">is only defined for fields which are not expected to handle all bits in the control field. For fields with bitmasks, you can define same offset and pack multiple times with different bitmask values to get for example all 8 bits of a buttons state byte to different control fields in </text:span>addControl<text:span text:style-name="T2"> input packet command. Masking multiple bits should work but has not been as widely tested.</text:span></text:p>
        </text:list-item>
        <text:list-item>
          <text:p text:style-name="P6">Callback <text:span text:style-name="T2">is optional argument to bind a callback function to the field in input packets. If a field has callback, the function is called with parsed field value, and any calls to other standard functions are skipped. It's not recommended to bind callbacks to function while describing the HID packets, because it makes the packets less reusable: you can bind a callback to fields later in your script with HIDController.RegisterCallback function.</text:span></text:p>
        </text:list-item>
        <text:list-item>
          <text:p text:style-name="P6">Is_encoder <text:span text:style-name="T2">is boolean field, undefined by default, which makes the field value as encoder type field. Encoder type fields take the range of values available in the field, calls the field functions with correct -1 or 1 offset based on direction, and wraps the number when max to 0 or 0 to max changes are seen.<text:line-break/><text:line-break/></text:span><text:span text:style-name="T3">Note: </text:span><text:span text:style-name="T4">scaling functions and automated field group resolutio are </text:span><text:span text:style-name="T3">NOT done</text:span><text:span text:style-name="T4"> for fields which have a registered callback function. The callback function is expected to do required field name resolution and scale values itself.</text:span></text:p>
        </text:list-item>
      </text:list>
      <text:h text:style-name="Heading_20_3" text:outline-level="3"><text:span text:style-name="T2">Scaling of field values to mixxx ranges</text:span></text:h>
      <text:p text:style-name="Text_20_body"><text:span text:style-name="T2">In almost every case, a HID controller sends data values with input fields which are not directly suitable for mixxx control values. To solve this issue, HIDController contains function to scale the input value to suitable range automatically before calling any field processing functions.</text:span></text:p>
      <text:p text:style-name="Text_20_body"><text:span text:style-name="T2">Scalers can be registered with </text:span><text:span text:style-name="T1">HIDController</text:span><text:span text:style-name="T2">.</text:span><text:span text:style-name="T1">registerScalingFunction(group,name,callback)</text:span><text:span text:style-name="T2"> in <text:s/>HIDController.</text:span></text:p>
      <text:h text:style-name="P1" text:outline-level="2">HIDPacket function</text:h>
      <text:p text:style-name="Text_20_body">HIDPacket function wraps all details of reading HID input packets and sending HID output packets to devices. HIDPackets are expected to be defined by the <text:span text:style-name="T1">HID description</text:span><text:span text:style-name="T2"> writers only, people using the HID device description only need to read the assigned field names.</text:span></text:p>
      <text:p text:style-name="Text_20_body"><text:span text:style-name="T2">HIDPacket packets have some common functions to use:</text:span></text:p>
      <text:list xml:id="list1304661962" text:style-name="L5">
        <text:list-item>
          <text:p text:style-name="P8">HIDPacket.AddControl(group,name,offset,pack,bitmask,callback,is_encoder);<text:line-break/><text:span text:style-name="T2">This function is used to add a normal field to packet, as described above. Same function is used to add numeric value fields (bitmask is </text:span>undefined) <text:span text:style-name="T2">and bit mask field offsets (</text:span>bitmask <text:span text:style-name="T2">has a valid value).<text:line-break/><text:line-break/>The last parameter </text:span>is_encoder <text:span text:style-name="T2">is a boolean value to define how the field values are processed. See details above.</text:span></text:p>
        </text:list-item>
        <text:list-item>
          <text:p text:style-name="P8"><text:span text:style-name="T2">HIDPacket.AddLED(group,name,offset,pack,bitmask);<text:line-break/>This function is used to define an output LED control to output packets: LEDs are specialized fields to allow us to define</text:span> <text:span text:style-name="T2">LED colors nicely and to add API functions like HIDController.setLED(“[Channel1]”,”play”,”green”) easily.</text:span></text:p>
        </text:list-item>
        <text:list-item>
          <text:p text:style-name="P8">HIDPacket.setMinDelta(group,name,minimum_change);<text:span text:style-name="T2"><text:line-break/>Some HID controllers seem to send lots of minimal changes which are <text:s/>not meaningful for </text:span><text:soft-page-break/><text:span text:style-name="T2">mixxx users. This allows you to set a threshold value, which ignores the input if field value changed by less than given amount.</text:span></text:p>
        </text:list-item>
        <text:list-item>
          <text:p text:style-name="P8">HIDPacket.setIgnored(group,name);<text:span text:style-name="T2"><text:line-break/>This function can be set in script code to ignore a field you don't want to be processed but still wanted to define to make packet format complete from specifications. In most cases you can just leave the ignored field undefined in your mapping.</text:span></text:p>
        </text:list-item>
      </text:list>
      <text:p text:style-name="P5"><text:span text:style-name="T2">Note that all field types, the internal structure is similar. In case of </text:span>bitmasked fields<text:span text:style-name="T2">, the field type is set to </text:span>bitvector<text:span text:style-name="T2"> and the bit values are stored to </text:span>HIDBitVector<text:span text:style-name="T2"> stored in field value. Similarly a LED has type </text:span>led<text:span text:style-name="T2"> and some extra attributes for blinking etc.</text:span></text:p>
      <text:h text:style-name="Heading_20_2" text:outline-level="2"><text:span text:style-name="T2">HIDController Function</text:span></text:h>
      <text:p text:style-name="Text_20_body"><text:span text:style-name="T2">HIDController is a javascript prototype function, with multiple calls allowing mostly automatic HID packet processing. It is expected to be used in place of the </text:span><text:span text:style-name="T1">new Controller </text:span><text:span text:style-name="T2">calls in normal MIDI mappings.</text:span></text:p>
      <text:p text:style-name="Text_20_body"><text:span text:style-name="T2">This function prototype is quite complex and it's not yet documented fully here: please read source in common-hid-packet-parser.js, which contains nice comments for each function and what it does.</text:span></text:p>
      <text:p text:style-name="Text_20_body"><text:span text:style-name="T2">It also defines multiple documented attributes, which for example allow implementing scratching just by adding special field names 'jog_touch' and 'jog' to the HID fields, and adjusting the attribute values for scratching to get correct performance.</text:span></text:p>
      <text:h text:style-name="Heading_20_2" text:outline-level="2"><text:span text:style-name="T2">Required end-user script functions</text:span></text:h>
      <text:p text:style-name="Text_20_body"><text:span text:style-name="T2">Following functions need to be implemented in end user classes. This is due to issues with mixxx qtscript calls and namespaces, where </text:span><text:span text:style-name="T1">this.functionName</text:span><text:span text:style-name="T2"> does not work directly from a prototype function like HIDController. Same rules as for MIDI scripts and HID scripts without HIDController <text:s/>prototypes apply.</text:span></text:p>
      <text:list xml:id="list1354222333" text:style-name="L7">
        <text:list-item>
          <text:p text:style-name="P10">init();</text:p>
        </text:list-item>
        <text:list-item>
          <text:p text:style-name="P10">shutdown();</text:p>
        </text:list-item>
        <text:list-item>
          <text:p text:style-name="P10">incomingData(data,length);</text:p>
        </text:list-item>
      </text:list>
      <text:p text:style-name="Text_20_body"><text:span text:style-name="T2">See below examples for common usage of these functions. </text:span></text:p>
      <text:h text:style-name="Heading_20_2" text:outline-level="2"><text:span text:style-name="T2">Minimal example scripts using HID packet parser</text:span></text:h>
      <text:p text:style-name="Text_20_body"><text:span text:style-name="T2">There are multiple very simple mappings in mixxx 1.11 tree, which can be studied for the expected ways of using the common hid packet parser code.</text:span></text:p>
      <text:p text:style-name="Text_20_body"><text:span text:style-name="T2">The simple mappings are in:</text:span></text:p>
      <text:list xml:id="list908330396" text:style-name="L6">
        <text:list-item>
          <text:p text:style-name="P9">common-hid-devices.js <text:line-break/><text:span text:style-name="T2">contains example descriptions for standard HID trackpad/mouse and HID keyboard</text:span></text:p>
        </text:list-item>
        <text:list-item>
          <text:p text:style-name="P9">Apple Bluetooth Keyboard.cntrlr.xml, <text:span text:style-name="T2">Apple Bluetooth Keyboard.js <text:s/></text:span><text:line-break/><text:span text:style-name="T2">Example script just dumping the key presses received from a standard USB keyboard</text:span></text:p>
        </text:list-item>
        <text:list-item>
          <text:p text:style-name="P9"><text:span text:style-name="T2">Sony SixxAxis.cntrlr.xml<text:line-break/>Simple mapping using separate files for HID packet declaration and script mappings</text:span></text:p>
        </text:list-item>
        <text:list-item>
          <text:p text:style-name="P9"><text:span text:style-name="T2">Sony SixxAxis.hid.js<text:line-break/></text:span><text:soft-page-break/><text:span text:style-name="T2">The hid packet declarations for previous XML</text:span></text:p>
        </text:list-item>
        <text:list-item>
          <text:p text:style-name="P9"><text:span text:style-name="T2">Sony SixxAxis.js<text:line-break/>Actual mixxx control mappings for PS3 controller inputs, using previous hid.js file</text:span></text:p>
        </text:list-item>
        <text:list-item>
          <text:p text:style-name="P9"><text:span text:style-name="T2">Nintendo Wiimote.*<text:line-break/>Similar files as sixxaxis mappings, introducing the style of writing abstract packet format and linking everything in actual script to controls.</text:span></text:p>
        </text:list-item>
      </text:list>
      <text:p text:style-name="P5"><text:span text:style-name="T2">If you wish to understand how fields in HID are mapped to controls, please read file </text:span>Nintendo Wiimote.hid.js. <text:span text:style-name="T2">For more complex usage, but older and not as clean code, you can read </text:span>EKS Otus.js <text:span text:style-name="T2">which was the first mapping written with these classes (and will be rewritten in style of the Wiimote controller scrip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3T19:51:39</meta:creation-date>
    <dc:date>2012-06-03T21:25:32</dc:date>
    <meta:editing-duration>PT3M11S</meta:editing-duration>
    <meta:editing-cycles>1</meta:editing-cycles>
    <meta:document-statistic meta:table-count="0" meta:image-count="0" meta:object-count="0" meta:page-count="5" meta:paragraph-count="68" meta:word-count="1974" meta:character-count="12096" meta:non-whitespace-character-count="10207"/>
    <meta:generator>LibreOffice/3.5$MacOSX_x86 LibreOffice_project/235ab8a-3802056-4a8fed3-2d66ea8-e241b80</meta:generator>
  </office:meta>
</office:document-meta>
</file>